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6.89cm"/>
    </style:style>
    <style:style style:name="co7" style:family="table-column">
      <style:table-column-properties fo:break-before="auto" style:column-width="14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Saila</text:p>
          </table:table-cell>
          <table:table-cell table:style-name="ce1" office:value-type="string" calcext:value-type="string">
            <text:p>Urteko orduak</text:p>
          </table:table-cell>
          <table:table-cell table:style-name="ce1" office:value-type="string" calcext:value-type="string">
            <text:p>Opor orduak</text:p>
          </table:table-cell>
          <table:table-cell table:style-name="ce1" office:value-type="string" calcext:value-type="string">
            <text:p>Norberarentzako orduak</text:p>
          </table:table-cell>
          <table:table-cell table:style-name="ce1" office:value-type="string" calcext:value-type="string">
            <text:p>Konpentsatutako orduak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Iker Ibarguren Berasaluze </text:p>
          </table:table-cell>
          <table:table-cell office:value-type="string" calcext:value-type="string">
            <text:p>Informatik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14.38 / 186.94 </text:p>
          </table:table-cell>
          <table:table-cell office:value-type="string" calcext:value-type="string">
            <text:p>2.37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Gorka Gonzalez Etxepare </text:p>
          </table:table-cell>
          <table:table-cell office:value-type="string" calcext:value-type="string">
            <text:p>Informatik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Ruth Gonzalez Antolin </text:p>
          </table:table-cell>
          <table:table-cell office:value-type="string" calcext:value-type="string">
            <text:p>Pertsona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-30.76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aki Aramendi Lizarralde </text:p>
          </table:table-cell>
          <table:table-cell office:value-type="string" calcext:value-type="string">
            <text:p>Informatik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-0.19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fel Puy Agirre </text:p>
          </table:table-cell>
          <table:table-cell office:value-type="string" calcext:value-type="string">
            <text:p>Informatik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-0.19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latz Alberro Bilbao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Nieves Alegria Asenjo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192.5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60.5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ntton Cuadrado Iraola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14.38 / 43.14 </text:p>
          </table:table-cell>
          <table:table-cell office:value-type="string" calcext:value-type="string">
            <text:p>0.5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ziber Zinkunegi Arrillaga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eatriz Caballero Alonso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erta Zumalde Goitia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ziber Eguskiza Samos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50.33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ristina Vazquez Lacalle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19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lisabete Astiasaran De Miguel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060.00 / 1590.00 </text:p>
          </table:table-cell>
          <table:table-cell office:value-type="string" calcext:value-type="string">
            <text:p>14.37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41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bai Saavedra Alonso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aione Urruzola Arizeta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rraitz Burlada Diez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636.00 / 1590.00 </text:p>
          </table:table-cell>
          <table:table-cell office:value-type="string" calcext:value-type="string">
            <text:p>31.35 / 186.94 </text:p>
          </table:table-cell>
          <table:table-cell office:value-type="string" calcext:value-type="string">
            <text:p>7.35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rga Anzuela Martinez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9.57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rtxel Saizar Sarasua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Ortzuri Olaetxea Rodriguez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uan Antonio Mesonero Dosuna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43.14 / 194.13 </text:p>
          </table:table-cell>
          <table:table-cell office:value-type="string" calcext:value-type="string">
            <text:p>35.95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zaskun Ugartemendia Gorriti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armele Olmedo Cortijo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tziar Elorza Zorrozua </text:p>
          </table:table-cell>
          <table:table-cell office:value-type="string" calcext:value-type="string">
            <text:p>Zerbitzuak </text:p>
          </table:table-cell>
          <table:table-cell office:value-type="string" calcext:value-type="string">
            <text:p>1391.00 / 1590.00 </text:p>
          </table:table-cell>
          <table:table-cell office:value-type="string" calcext:value-type="string">
            <text:p>37.74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Garbine Arrambide Oronoz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76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ria Izeta Etxabe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-7.19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aki Ormazabal Azkoitia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15.70 / 186.94 </text:p>
          </table:table-cell>
          <table:table-cell office:value-type="string" calcext:value-type="string">
            <text:p>71.9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rika Lopetegi Suarez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60.00 / 1590.00 </text:p>
          </table:table-cell>
          <table:table-cell office:value-type="string" calcext:value-type="string">
            <text:p>7.05 / 186.94 </text:p>
          </table:table-cell>
          <table:table-cell office:value-type="string" calcext:value-type="string">
            <text:p>6.1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tziar Miner Canflanca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1.57 / 186.94 </text:p>
          </table:table-cell>
          <table:table-cell office:value-type="string" calcext:value-type="string">
            <text:p>4.75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Unai Rekondo Perez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186.94 / 186.94 </text:p>
          </table:table-cell>
          <table:table-cell office:value-type="string" calcext:value-type="string">
            <text:p>41.14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se Mari Arroniz Villa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Ziortza Rodriguez Aizkorret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8.57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iren Zinkunegi Arrillaga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060.00 / 1590.00 </text:p>
          </table:table-cell>
          <table:table-cell office:value-type="string" calcext:value-type="string">
            <text:p>14.37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maculada Pinedo Urtxulutegi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10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n Garcia Familiar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ko Sudupe Elortza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Yolanda Garcia Hernandez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795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se M. Faya Cadavid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-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rab2 </text:p>
          </table:table-cell>
          <table:table-cell office:value-type="string" calcext:value-type="string">
            <text:p>Bereziak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195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ose Luis Aranburu Gomez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itor Cuevas Chans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ndone Barandiaran Arratibel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lara Barbier Zabaleta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noli Barrenetxea Blanco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oseba Belaustegi Cuesta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9.09 / 186.94 </text:p>
          </table:table-cell>
          <table:table-cell office:value-type="string" calcext:value-type="string">
            <text:p>5.19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.Carmen Beloki Lizaso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je Karrera Etxeberri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76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ika Castineira Casal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14.38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durne Cerrato Eskamendi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ego de Miguel Gutierrez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nara Egana Zurit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372.17 / 1590.00 </text:p>
          </table:table-cell>
          <table:table-cell office:value-type="string" calcext:value-type="string">
            <text:p>74.4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ila Elizondo Zuloaga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igo Esnaola Arbiza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35.0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or Goienetxea Urkizu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56.0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ider Guezala Sal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Rosa Ibarlucea Gracia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Tomas Iglesias Gomez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47.0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itane Irurieta Zabal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391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ite Kortajarena Albisu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76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iara Lasa Aranburu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eire Magarino Mitxelena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ribel Manzano Herce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42.0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ker Ostolaza Oiarzabal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ider Urbitarte Mancisidor </text:p>
          </table:table-cell>
          <table:table-cell office:value-type="string" calcext:value-type="string">
            <text:p>Og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urdes Salaberria Garmendi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n Joseba Torre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42.0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or Lertxundi Yeregui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1.57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ne Martinez </text:p>
          </table:table-cell>
          <table:table-cell office:value-type="string" calcext:value-type="string">
            <text:p>CIP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0.00 </text:p>
          </table:table-cell>
          <table:table-cell office:value-type="string" calcext:value-type="string">
            <text:p>42.00 / 42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rge Pineiro Fernandez </text:p>
          </table:table-cell>
          <table:table-cell office:value-type="string" calcext:value-type="string">
            <text:p>HAZ-SAC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ore Suarez Linazasoro </text:p>
          </table:table-cell>
          <table:table-cell office:value-type="string" calcext:value-type="string">
            <text:p>Zinegotzia </text:p>
          </table:table-cell>
          <table:table-cell office:value-type="string" calcext:value-type="string">
            <text:p>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zaskun Gomez Cermeno </text:p>
          </table:table-cell>
          <table:table-cell office:value-type="string" calcext:value-type="string">
            <text:p>Alkatetza </text:p>
          </table:table-cell>
          <table:table-cell office:value-type="string" calcext:value-type="string">
            <text:p>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hikari Otermin Soroa </text:p>
          </table:table-cell>
          <table:table-cell office:value-type="string" calcext:value-type="string">
            <text:p>Zinegotzia </text:p>
          </table:table-cell>
          <table:table-cell office:value-type="string" calcext:value-type="string">
            <text:p>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duardo Egana Fernandez Valderram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1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orja Gonzalez Garci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Rodolfo Maceira Martinez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ebas Sanchez Huelv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52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se Maria Isasa Ulazi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oli Gonzalez Perez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6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or Intxauspe Lopetegi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1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osu Lucas Ibanez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1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-187.5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9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22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ose Eugenio Iribarren Esain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82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82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Pili Molpeceres Erkici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52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Oscar Olaizola Berro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yelen Torrado Maneiro </text:p>
          </table:table-cell>
          <table:table-cell office:value-type="string" calcext:value-type="string">
            <text:p>Alkatetza </text:p>
          </table:table-cell>
          <table:table-cell table:number-columns-repeated="3" office:value-type="string" calcext:value-type="string">
            <text:p>0.00 / 0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nex Ralla Arregi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7.19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maia Oiarbide Urtxulutegi </text:p>
          </table:table-cell>
          <table:table-cell office:value-type="string" calcext:value-type="string">
            <text:p>Pertsona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kel Albizu Huegun </text:p>
          </table:table-cell>
          <table:table-cell office:value-type="string" calcext:value-type="string">
            <text:p>Kudeaket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or Oyarzabal Zabalegui </text:p>
          </table:table-cell>
          <table:table-cell office:value-type="string" calcext:value-type="string">
            <text:p>Migrazi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yuya Urrutia Goya </text:p>
          </table:table-cell>
          <table:table-cell office:value-type="string" calcext:value-type="string">
            <text:p>Haurren eskubideak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14.38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osetxo Garmendia Apezetxea </text:p>
          </table:table-cell>
          <table:table-cell office:value-type="string" calcext:value-type="string">
            <text:p>Liburutegiak </text:p>
          </table:table-cell>
          <table:table-cell office:value-type="string" calcext:value-type="string">
            <text:p>795.00 / 1590.00 </text:p>
          </table:table-cell>
          <table:table-cell office:value-type="string" calcext:value-type="string">
            <text:p>0.00 / 194.13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nhoa Fernandez Carballo </text:p>
          </table:table-cell>
          <table:table-cell office:value-type="string" calcext:value-type="string">
            <text:p>Sustape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76 / 186.94 </text:p>
          </table:table-cell>
          <table:table-cell office:value-type="string" calcext:value-type="string">
            <text:p>43.14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Larraitz Arbelaiz Garmendia </text:p>
          </table:table-cell>
          <table:table-cell office:value-type="string" calcext:value-type="string">
            <text:p>Kudeaket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aioa Iraola Urkiola </text:p>
          </table:table-cell>
          <table:table-cell office:value-type="string" calcext:value-type="string">
            <text:p>Berdint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31.14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itane Mugica Urang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erni Uranga Pereir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5.03 / 186.94 </text:p>
          </table:table-cell>
          <table:table-cell office:value-type="string" calcext:value-type="string">
            <text:p>0.7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lazne Garmendia Txurio </text:p>
          </table:table-cell>
          <table:table-cell office:value-type="string" calcext:value-type="string">
            <text:p>Pertsona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oana Auzokoa Larrea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391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elen Zubia Letamendi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ite Gallurralde Balerdi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na Legorburu Amiano </text:p>
          </table:table-cell>
          <table:table-cell office:value-type="string" calcext:value-type="string">
            <text:p>Diruza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rkaitz Mella Pascual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roa Roman Vicente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Gorka Egana Kortabitarte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ndrea Palomares Pineiro </text:p>
          </table:table-cell>
          <table:table-cell office:value-type="string" calcext:value-type="string">
            <text:p>Zinegotzia </text:p>
          </table:table-cell>
          <table:table-cell table:number-columns-repeated="3" office:value-type="string" calcext:value-type="string">
            <text:p>0.00 / 0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ulen Aguirregomezcorta Alvarez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2.86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ara Vicente Caballero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192.50 / 1590.00 </text:p>
          </table:table-cell>
          <table:table-cell office:value-type="string" calcext:value-type="string">
            <text:p>43.12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Udane Eskudero Esnaola </text:p>
          </table:table-cell>
          <table:table-cell office:value-type="string" calcext:value-type="string">
            <text:p>Diruzaintza </text:p>
          </table:table-cell>
          <table:table-cell office:value-type="string" calcext:value-type="string">
            <text:p>1192.50 / 1590.00 </text:p>
          </table:table-cell>
          <table:table-cell office:value-type="string" calcext:value-type="string">
            <text:p>43.12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ontxi Urrosolo Sistiaga </text:p>
          </table:table-cell>
          <table:table-cell office:value-type="string" calcext:value-type="string">
            <text:p>HAZ-SAC </text:p>
          </table:table-cell>
          <table:table-cell office:value-type="string" calcext:value-type="string">
            <text:p>1192.50 / 1590.00 </text:p>
          </table:table-cell>
          <table:table-cell office:value-type="string" calcext:value-type="string">
            <text:p>26.95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nhoa Lizarraga Hernandez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39.18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ite Uranga Mugica </text:p>
          </table:table-cell>
          <table:table-cell office:value-type="string" calcext:value-type="string">
            <text:p>Gizartek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-6.1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ndrea Salaberri Lasa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rabiltzaile bat </text:p>
          </table:table-cell>
          <table:table-cell office:value-type="string" calcext:value-type="string">
            <text:p>Bereziak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6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doia Arevalo Benito </text:p>
          </table:table-cell>
          <table:table-cell office:value-type="string" calcext:value-type="string">
            <text:p>Kudeaket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6.45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durne Ugalde Arruti </text:p>
          </table:table-cell>
          <table:table-cell office:value-type="string" calcext:value-type="string">
            <text:p>Diruza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Oihana Gurruchaga Iribar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76 / 186.94 </text:p>
          </table:table-cell>
          <table:table-cell office:value-type="string" calcext:value-type="string">
            <text:p>2.44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ziber Latasa Sorondo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60.00 / 1590.00 </text:p>
          </table:table-cell>
          <table:table-cell office:value-type="string" calcext:value-type="string">
            <text:p>7.05 / 186.94 </text:p>
          </table:table-cell>
          <table:table-cell office:value-type="string" calcext:value-type="string">
            <text:p>21.15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itor Echenique Maranon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itor Etxarri Archeli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45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itor Lopez Casero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ingeru Pamo Urriolabeiti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50 / 195.00 </text:p>
          </table:table-cell>
          <table:table-cell office:value-type="string" calcext:value-type="string">
            <text:p>-0.90 / 45.00 </text:p>
          </table:table-cell>
          <table:table-cell office:value-type="string" calcext:value-type="string">
            <text:p>66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Borja Goikoetxea Zaball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niel Monge Urresti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igo Ansa Gomez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nazio Olaizola Garay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22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Ruben Gallego Gonzalez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37.5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Zurine Castro Ibernia </text:p>
          </table:table-cell>
          <table:table-cell office:value-type="string" calcext:value-type="string">
            <text:p>Udaltzaingo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95.00 </text:p>
          </table:table-cell>
          <table:table-cell office:value-type="string" calcext:value-type="string">
            <text:p>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Bereziak (Ezabatzeko) </text:p>
          </table:table-cell>
          <table:table-cell office:value-type="string" calcext:value-type="string">
            <text:p>0.00 / 1590.00 </text:p>
          </table:table-cell>
          <table:table-cell office:value-type="string" calcext:value-type="string">
            <text:p>195.00 / 195.00 </text:p>
          </table:table-cell>
          <table:table-cell office:value-type="string" calcext:value-type="string">
            <text:p>30.00 / 45.0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Naia Ruiz de Eguino Garcia-Echave </text:p>
          </table:table-cell>
          <table:table-cell office:value-type="string" calcext:value-type="string">
            <text:p>Pertsona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107.85 / 186.94 </text:p>
          </table:table-cell>
          <table:table-cell office:value-type="string" calcext:value-type="string">
            <text:p>24.58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lazne Mendikute Arruti </text:p>
          </table:table-cell>
          <table:table-cell office:value-type="string" calcext:value-type="string">
            <text:p>Kultu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14.38 / 186.94 </text:p>
          </table:table-cell>
          <table:table-cell office:value-type="string" calcext:value-type="string">
            <text:p>2.15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Zaira Cuesta Pascual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35.95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lena Anuncibay Frances </text:p>
          </table:table-cell>
          <table:table-cell office:value-type="string" calcext:value-type="string">
            <text:p>Pertsona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9.09 / 186.94 </text:p>
          </table:table-cell>
          <table:table-cell office:value-type="string" calcext:value-type="string">
            <text:p>17.98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inara Zabala Bengoechea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35.95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nder Otaegi Beldarrain </text:p>
          </table:table-cell>
          <table:table-cell office:value-type="string" calcext:value-type="string">
            <text:p>Kiro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50.33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len Aldalur Azpillaga </text:p>
          </table:table-cell>
          <table:table-cell office:value-type="string" calcext:value-type="string">
            <text:p>Berdintasun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Manex Etxeberria Egia </text:p>
          </table:table-cell>
          <table:table-cell office:value-type="string" calcext:value-type="string">
            <text:p>Idazkari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0.00 / 186.94 </text:p>
          </table:table-cell>
          <table:table-cell office:value-type="string" calcext:value-type="string">
            <text:p>3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Josu Salsamendi Salaverria </text:p>
          </table:table-cell>
          <table:table-cell office:value-type="string" calcext:value-type="string">
            <text:p>Pertsonal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8.76 / 186.94 </text:p>
          </table:table-cell>
          <table:table-cell office:value-type="string" calcext:value-type="string">
            <text:p>3.09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goitz Albizu Sebal </text:p>
          </table:table-cell>
          <table:table-cell office:value-type="string" calcext:value-type="string">
            <text:p>Euskar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21.57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ne Imaz Fernandez </text:p>
          </table:table-cell>
          <table:table-cell office:value-type="string" calcext:value-type="string">
            <text:p>Hirigintza </text:p>
          </table:table-cell>
          <table:table-cell office:value-type="string" calcext:value-type="string">
            <text:p>1590.00 / 1590.00 </text:p>
          </table:table-cell>
          <table:table-cell office:value-type="string" calcext:value-type="string">
            <text:p>7.19 / 186.94 </text:p>
          </table:table-cell>
          <table:table-cell office:value-type="string" calcext:value-type="string">
            <text:p>0.00 / 43.14 </text:p>
          </table:table-cell>
          <table:table-cell office:value-type="string" calcext:value-type="string">
            <text:p>0.00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rrialde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00/00/00</text:date>, <text:time>00:00:00</text:time></text:p>
        </style:region-right>
      </style:header>
      <style:header-left style:display="false"/>
      <style:header-first style:display="false"/>
      <style:footer>
        <text:p>Orrialde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2:08:08.151727833</meta:creation-date>
    <dc:date>2022-01-21T12:08:55.039758308</dc:date>
    <meta:editing-duration>PT47S</meta:editing-duration>
    <meta:editing-cycles>1</meta:editing-cycles>
    <meta:document-statistic meta:table-count="1" meta:cell-count="913" meta:object-count="0"/>
    <meta:generator>LibreOffice/7.2.5.2$Linux_X86_64 LibreOffice_project/20$Build-2</meta:generator>
  </office:meta>
</office:document-meta>
</file>